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, system-ui, sans-serif"/>
  </office:font-face-decls>
  <office:automatic-styles>
    <style:style style:name="P1" style:family="paragraph" style:parent-style-name="Preformatted_20_Text">
      <style:paragraph-properties fo:margin-left="0cm" fo:margin-right="0cm" fo:margin-top="1.058cm" fo:margin-bottom="1.058cm" style:contextual-spacing="false" fo:orphans="2" fo:widows="2" fo:text-indent="0cm" style:auto-text-indent="false" fo:padding-left="0.049cm" fo:padding-right="0cm" fo:padding-top="0.049cm" fo:padding-bottom="0.049cm" fo:border-left="0.06pt solid #c4c8d1" fo:border-right="none" fo:border-top="0.06pt solid #c4c8d1" fo:border-bottom="0.06pt solid #c4c8d1"/>
      <style:text-properties fo:font-variant="normal" fo:text-transform="none" fo:color="#677285" loext:opacity="100%" fo:letter-spacing="normal"/>
    </style:style>
    <style:style style:name="T1" style:family="text">
      <style:text-properties style:font-name="Courier New" fo:font-size="12.75pt" fo:font-style="normal" fo:font-weight="normal"/>
    </style:style>
    <style:style style:name="T2" style:family="text">
      <style:text-properties style:font-name="Courier New" fo:font-size="12.75pt" fo:font-style="normal" fo:font-weight="normal" officeooo:rsid="00089aec"/>
    </style:style>
    <style:style style:name="T3" style:family="text">
      <style:text-properties fo:color="#000000" loext:opacity="100%" style:font-name="Courier New" fo:font-size="12.75pt" fo:font-style="normal" fo:font-weight="normal" officeooo:rsid="0008c3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docker run --name redis -</text:span><text:span text:style-name="T2">p 6379:6379</text:span><text:span text:style-name="T1"> -d </text:span><text:span text:style-name="T3">redis:7.4.1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, system-ui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16:59:09.154603283</meta:creation-date>
    <dc:date>2024-12-13T08:47:46.342119756</dc:date>
    <meta:editing-duration>PT19M34S</meta:editing-duration>
    <meta:editing-cycles>4</meta:editing-cycles>
    <meta:generator>LibreOffice/24.8.3.2$Linux_X86_64 LibreOffice_project/480$Build-2</meta:generator>
    <meta:document-statistic meta:table-count="0" meta:image-count="0" meta:object-count="0" meta:page-count="1" meta:paragraph-count="1" meta:word-count="9" meta:character-count="52" meta:non-whitespace-character-count="44"/>
  </office:meta>
</office:document-meta>
</file>